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8-04" calcext:value-type="date">
            <text:p>04/08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1-06" calcext:value-type="date">
            <text:p>06/11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2-08" calcext:value-type="date">
            <text:p>08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6-01-09" calcext:value-type="date">
            <text:p>09/01/2026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4" office:value-type="string" calcext:value-type="string">
            <text:p>Mens. 01/2026 (A.C.)</text:p>
          </table:table-cell>
          <table:table-cell table:style-name="ce58" office:value-type="float" office:value="270" calcext:value-type="float">
            <text:p>27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8]-[.F8]" office:value-type="float" office:value="270" calcext:value-type="float">
            <text:p>2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8])" office:value-type="float" office:value="270" calcext:value-type="float">
            <text:p>27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22.078880907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22.0841770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2-02T14:30:22.565867695</dc:date>
    <meta:print-date>2019-12-18T08:56:40.082000000</meta:print-date>
    <dc:language>pt-PT</dc:language>
    <meta:editing-cycles>675</meta:editing-cycles>
    <meta:editing-duration>PT21H52M33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